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language="nl" fo:country="BE"/>
    </style:style>
    <style:style style:name="P2" style:parent-style-name="Standaard" style:family="paragraph">
      <style:paragraph-properties fo:line-height="105%"/>
      <style:text-properties fo:hyphenate="false"/>
    </style:style>
    <style:style style:name="T3" style:parent-style-name="Standaardalinea-lettertype" style:family="text">
      <style:text-properties fo:language="en" fo:country="US"/>
    </style:style>
    <style:style style:name="P4" style:parent-style-name="Standaard" style:family="paragraph">
      <style:paragraph-properties fo:line-height="105%"/>
      <style:text-properties fo:hyphenate="false"/>
    </style:style>
    <style:style style:name="T5" style:parent-style-name="Standaardalinea-lettertype" style:family="text">
      <style:text-properties style:font-name="Calibri" style:font-name-asian="Calibri" style:font-name-complex="Times New Roman" fo:language="nl" fo:country="BE"/>
    </style:style>
    <style:style style:name="T6" style:parent-style-name="Standaardalinea-lettertype" style:family="text">
      <style:text-properties style:font-name="Calibri" style:font-name-asian="Calibri" style:font-name-complex="Times New Roman" fo:color="#0563C1" style:text-underline-type="single" style:text-underline-style="solid" style:text-underline-width="auto" style:text-underline-mode="continuous" fo:language="nl" fo:country="BE"/>
    </style:style>
    <style:style style:name="P7" style:parent-style-name="Standaard" style:family="paragraph">
      <style:paragraph-properties fo:line-height="105%"/>
      <style:text-properties style:font-name="Calibri" style:font-name-asian="Calibri" style:font-name-complex="Times New Roman" fo:language="nl" fo:country="BE" fo:hyphenate="false"/>
    </style:style>
    <style:style style:name="T8" style:parent-style-name="Standaardalinea-lettertype" style:family="text">
      <style:text-properties fo:language="en" fo:country="US"/>
    </style:style>
    <style:style style:name="T9" style:parent-style-name="Standaardalinea-lettertype" style:family="text">
      <style:text-properties fo:language="en" fo:country="US"/>
    </style:style>
    <style:style style:name="T10" style:parent-style-name="Standaardalinea-lettertype" style:family="text">
      <style:text-properties fo:language="en" fo:country="US"/>
    </style:style>
    <style:style style:name="T11" style:parent-style-name="Hyperlink" style:family="text">
      <style:text-properties fo:language="en" fo:country="US"/>
    </style:style>
    <style:style style:name="P12" style:parent-style-name="Standaard" style:family="paragraph">
      <style:text-properties fo:language="en" fo:country="US"/>
    </style:style>
    <style:style style:name="T13" style:parent-style-name="Standaardalinea-lettertype" style:family="text">
      <style:text-properties fo:language="en" fo:country="US"/>
    </style:style>
    <style:style style:name="T14" style:parent-style-name="Standaardalinea-lettertype" style:family="text">
      <style:text-properties fo:language="en" fo:country="US"/>
    </style:style>
    <style:style style:name="T15" style:parent-style-name="Standaardalinea-lettertype" style:family="text">
      <style:text-properties fo:language="en" fo:country="US"/>
    </style:style>
    <style:style style:name="T16" style:parent-style-name="Standaardalinea-lettertype" style:family="text">
      <style:text-properties fo:language="en" fo:country="US"/>
    </style:style>
    <style:style style:name="T17" style:parent-style-name="Standaardalinea-lettertype" style:family="text">
      <style:text-properties fo:language="en" fo:country="US"/>
    </style:style>
    <style:style style:name="T18" style:parent-style-name="Standaardalinea-lettertype" style:family="text">
      <style:text-properties fo:language="en" fo:country="US"/>
    </style:style>
    <style:style style:name="T19" style:parent-style-name="Hyperlink" style:family="text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T21" style:parent-style-name="Standaardalinea-lettertype" style:family="text">
      <style:text-properties fo:language="en" fo:country="US"/>
    </style:style>
    <style:style style:name="T22" style:parent-style-name="Standaardalinea-lettertype" style:family="text">
      <style:text-properties fo:language="en" fo:country="US"/>
    </style:style>
    <style:style style:name="T23" style:parent-style-name="Standaardalinea-lettertype" style:family="text">
      <style:text-properties fo:language="en" fo:country="US"/>
    </style:style>
    <style:style style:name="T24" style:parent-style-name="Hyperlink" style:family="text">
      <style:text-properties fo:language="en" fo:country="US"/>
    </style:style>
    <style:style style:name="P25" style:parent-style-name="Standaard" style:family="paragraph">
      <style:text-properties fo:language="en" fo:country="US"/>
    </style:style>
    <style:style style:name="T26" style:parent-style-name="Standaardalinea-lettertype" style:family="text">
      <style:text-properties fo:language="en" fo:country="US"/>
    </style:style>
    <style:style style:name="T27" style:parent-style-name="Standaardalinea-lettertype" style:family="text">
      <style:text-properties fo:language="en" fo:country="US"/>
    </style:style>
    <style:style style:name="T28" style:parent-style-name="Standaardalinea-lettertype" style:family="text">
      <style:text-properties fo:language="en" fo:country="US"/>
    </style:style>
    <style:style style:name="T29" style:parent-style-name="Hyperlink" style:family="text">
      <style:text-properties fo:language="en" fo:country="US"/>
    </style:style>
    <style:style style:name="P30" style:parent-style-name="Standaard" style:family="paragraph">
      <style:text-properties fo:language="en" fo:country="US"/>
    </style:style>
    <style:style style:name="T31" style:parent-style-name="Standaardalinea-lettertype" style:family="text">
      <style:text-properties fo:language="en" fo:country="US"/>
    </style:style>
    <style:style style:name="T32" style:parent-style-name="Standaardalinea-lettertype" style:family="text">
      <style:text-properties fo:language="en" fo:country="US"/>
    </style:style>
    <style:style style:name="T33" style:parent-style-name="Standaardalinea-lettertype" style:family="text">
      <style:text-properties fo:language="en" fo:country="US"/>
    </style:style>
    <style:style style:name="T34" style:parent-style-name="Standaardalinea-lettertype" style:family="text">
      <style:text-properties fo:language="en" fo:country="US"/>
    </style:style>
    <style:style style:name="T35" style:parent-style-name="Standaardalinea-lettertype" style:family="text">
      <style:text-properties fo:language="en" fo:country="US"/>
    </style:style>
    <style:style style:name="T36" style:parent-style-name="Standaardalinea-lettertype" style:family="text">
      <style:text-properties fo:language="en" fo:country="US"/>
    </style:style>
    <style:style style:name="T37" style:parent-style-name="Standaardalinea-lettertype" style:family="text">
      <style:text-properties fo:language="en" fo:country="US"/>
    </style:style>
    <style:style style:name="T38" style:parent-style-name="Standaardalinea-lettertype" style:family="text">
      <style:text-properties fo:language="en" fo:country="US"/>
    </style:style>
    <style:style style:name="T39" style:parent-style-name="Standaardalinea-lettertype" style:family="text">
      <style:text-properties fo:language="en" fo:country="US"/>
    </style:style>
    <style:style style:name="T40" style:parent-style-name="Standaardalinea-lettertype" style:family="text">
      <style:text-properties fo:language="en" fo:country="US"/>
    </style:style>
    <style:style style:name="T41" style:parent-style-name="Standaardalinea-lettertype" style:family="text">
      <style:text-properties fo:language="en" fo:country="US"/>
    </style:style>
    <style:style style:name="T42" style:parent-style-name="Standaardalinea-lettertype" style:family="text">
      <style:text-properties fo:language="en" fo:country="US"/>
    </style:style>
    <style:style style:name="T43" style:parent-style-name="Standaardalinea-lettertype" style:family="text">
      <style:text-properties fo:language="en" fo:country="US"/>
    </style:style>
    <style:style style:name="T44" style:parent-style-name="Standaardalinea-lettertype" style:family="text">
      <style:text-properties fo:language="en" fo:country="US"/>
    </style:style>
    <style:style style:name="T45" style:parent-style-name="Standaardalinea-lettertype" style:family="text">
      <style:text-properties fo:language="en" fo:country="US"/>
    </style:style>
    <style:style style:name="T46" style:parent-style-name="Standaardalinea-lettertype" style:family="text">
      <style:text-properties fo:language="en" fo:country="US"/>
    </style:style>
    <style:style style:name="T47" style:parent-style-name="Standaardalinea-lettertype" style:family="text">
      <style:text-properties fo:language="en" fo:country="US"/>
    </style:style>
    <style:style style:name="T48" style:parent-style-name="Standaardalinea-lettertype" style:family="text">
      <style:text-properties fo:language="en" fo:country="US"/>
    </style:style>
    <style:style style:name="T49" style:parent-style-name="Hyperlink" style:family="text">
      <style:text-properties fo:language="en" fo:country="US"/>
    </style:style>
    <style:style style:name="P50" style:parent-style-name="Standaard" style:family="paragraph">
      <style:text-properties fo:language="en" fo:country="US"/>
    </style:style>
    <style:style style:name="T51" style:parent-style-name="Standaardalinea-lettertype" style:family="text">
      <style:text-properties fo:language="en" fo:country="US"/>
    </style:style>
    <style:style style:name="T52" style:parent-style-name="Standaardalinea-lettertype" style:family="text">
      <style:text-properties fo:language="en" fo:country="US"/>
    </style:style>
    <style:style style:name="T53" style:parent-style-name="Standaardalinea-lettertype" style:family="text">
      <style:text-properties fo:language="en" fo:country="US"/>
    </style:style>
    <style:style style:name="T54" style:parent-style-name="Standaardalinea-lettertype" style:family="text">
      <style:text-properties fo:language="en" fo:country="US"/>
    </style:style>
    <style:style style:name="T55" style:parent-style-name="Standaardalinea-lettertype" style:family="text">
      <style:text-properties fo:language="en" fo:country="US"/>
    </style:style>
    <style:style style:name="T56" style:parent-style-name="Standaardalinea-lettertype" style:family="text">
      <style:text-properties fo:color="#FF0000" fo:language="en" fo:country="US"/>
    </style:style>
    <style:style style:name="T57" style:parent-style-name="Hyperlink" style:family="text">
      <style:text-properties fo:language="en" fo:country="US"/>
    </style:style>
    <style:style style:name="T58" style:parent-style-name="Hyperlink" style:family="text">
      <style:text-properties fo:language="en" fo:country="US"/>
    </style:style>
    <style:style style:name="T59" style:parent-style-name="Hyperlink" style:family="text">
      <style:text-properties fo:language="en" fo:country="US"/>
    </style:style>
    <style:style style:name="P60" style:parent-style-name="Standaard" style:family="paragraph">
      <style:text-properties fo:language="en" fo:country="US"/>
    </style:style>
    <style:style style:name="P61" style:parent-style-name="Standaard" style:family="paragraph">
      <style:text-properties fo:font-weight="bold" style:font-weight-asian="bold" style:font-weight-complex="bold" fo:language="nl" fo:country="BE"/>
    </style:style>
    <style:style style:name="T62" style:parent-style-name="Standaardalinea-lettertype" style:family="text">
      <style:text-properties fo:language="nl" fo:country="BE"/>
    </style:style>
    <style:style style:name="T63" style:parent-style-name="Standaardalinea-lettertype" style:family="text">
      <style:text-properties fo:language="en" fo:country="US"/>
    </style:style>
    <style:style style:name="T64" style:parent-style-name="Standaardalinea-lettertype" style:family="text">
      <style:text-properties fo:language="en" fo:country="US"/>
    </style:style>
    <style:style style:name="T65" style:parent-style-name="Standaardalinea-lettertype" style:family="text">
      <style:text-properties fo:language="nl" fo:country="BE"/>
    </style:style>
    <style:style style:name="T66" style:parent-style-name="Standaardalinea-lettertype" style:family="text">
      <style:text-properties fo:language="en" fo:country="US"/>
    </style:style>
    <style:style style:name="P67" style:parent-style-name="Standaard" style:family="paragraph">
      <style:text-properties fo:language="en" fo:country="US"/>
    </style:style>
    <style:style style:name="P68" style:parent-style-name="Standaard" style:family="paragraph">
      <style:text-properties fo:language="en" fo:country="US"/>
    </style:style>
    <style:style style:name="P69" style:parent-style-name="Standaard" style:family="paragraph">
      <style:text-properties fo:language="en" fo:country="US"/>
    </style:style>
    <style:style style:name="P70" style:parent-style-name="Standaard" style:family="paragraph">
      <style:text-properties fo:language="en" fo:country="US"/>
    </style:style>
    <style:style style:name="P71" style:parent-style-name="Standaard" style:family="paragraph">
      <style:text-properties fo:language="en" fo:country="US"/>
    </style:style>
    <style:style style:name="P72" style:parent-style-name="Standaard" style:family="paragraph">
      <style:text-properties fo:language="en" fo:country="US"/>
    </style:style>
    <style:style style:name="P73" style:parent-style-name="Standaard" style:family="paragraph">
      <style:text-properties fo:language="en" fo:country="US"/>
    </style:style>
    <style:style style:name="P74" style:parent-style-name="Standaard" style:family="paragraph">
      <style:text-properties fo:language="en" fo:country="US"/>
    </style:style>
    <style:style style:name="P75" style:parent-style-name="Standaard" style:family="paragraph">
      <style:text-properties fo:language="en" fo:country="US"/>
    </style:style>
    <style:style style:name="P76" style:parent-style-name="Standaard" style:family="paragraph">
      <style:text-properties fo:language="en" fo:country="US"/>
    </style:style>
    <style:style style:name="P77" style:parent-style-name="Standaard" style:family="paragraph">
      <style:text-properties fo:language="en" fo:country="US"/>
    </style:style>
    <style:style style:name="P78" style:parent-style-name="Standaard" style:family="paragraph">
      <style:text-properties fo:language="en" fo:country="US"/>
    </style:style>
    <style:style style:name="P79" style:parent-style-name="Standaard" style:family="paragraph">
      <style:text-properties fo:language="en" fo:country="US"/>
    </style:style>
    <style:style style:name="P80" style:parent-style-name="Standaard" style:family="paragraph">
      <style:text-properties fo:language="en" fo:country="US"/>
    </style:style>
    <style:style style:name="P81" style:parent-style-name="Standaard" style:family="paragraph">
      <style:text-properties fo:language="en" fo:country="US"/>
    </style:style>
    <style:style style:name="P82" style:parent-style-name="Standaard" style:family="paragraph">
      <style:text-properties fo:language="en" fo:country="US"/>
    </style:style>
    <style:style style:name="P83" style:parent-style-name="Standaard" style:family="paragraph">
      <style:text-properties fo:language="en" fo:country="US"/>
    </style:style>
    <style:style style:name="P84" style:parent-style-name="Standaard" style:family="paragraph">
      <style:text-properties fo:language="en" fo:country="US"/>
    </style:style>
    <style:style style:name="T85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Practicum<text:s/>gebruik<text:s/>cURL</text:p>
      <text:p text:style-name="P2"><text:span text:style-name="T3">1. Toon al de publieke projecten</text:span>.</text:p>
      <text:p text:style-name="P4"><text:span text:style-name="T5">curl<text:s/></text:span><text:a xlink:href="https://projektwerk.ucll.be/projects.xml" office:target-frame-name="_top" xlink:show="replace"><text:span text:style-name="T6">https://projektwerk.ucll.be/projects.xml</text:span></text:a></text:p>
      <text:p text:style-name="P7"/>
      <text:p text:style-name="Standaard">2. Toon al de projecten waar jij toegang tot hebt.</text:p>
      <text:p text:style-name="Standaard"><text:span text:style-name="T8">curl -H "X-Redmine-API-Key:<text:s/></text:span><text:span text:style-name="T9">[PRIV API KEY]<text:s/></text:span><text:span text:style-name="T10"><text:s/>"<text:s/></text:span><text:a xlink:href="https://projektwerk.ucll.be/projects.xml" office:target-frame-name="_top" xlink:show="replace"><text:span text:style-name="T11">https://projektwerk.ucll.be/projects.xml</text:span></text:a></text:p>
      <text:p text:style-name="P12"/>
      <text:p text:style-name="Standaard">3. Werken met issues. Een test in<text:s/><text:a xlink:href="https://projektwerk.ucll.be/projects/speeltuin" office:target-frame-name="_top" xlink:show="replace"><text:span text:style-name="Hyperlink">https://projektwerk.ucll.be/projects/speeltuin</text:span></text:a></text:p>
      <text:p text:style-name="Standaard">a. Maak een issue aan in het speeltuin projekt. Je kan het aan jezelf of een groepsgenoot toewijzen.</text:p>
      <text:p text:style-name="Standaard"><text:span text:style-name="T13">curl -v -H "Content-Type: application/json" -H "X-Redmine-API-Key:<text:s/></text:span><text:span text:style-name="T14">[PRIV API KEY]</text:span><text:span text:style-name="T15"><text:s/></text:span><text:span text:style-name="T16"><text:s/>" -X POST --data-binary '{"issue":{"subject":"issue taak","description":"issue taak","assigned-to_id":</text:span><text:span text:style-name="T17">1949</text:span><text:span text:style-name="T18">}}'<text:s/></text:span><text:a xlink:href="https://projektwerk.ucll.be/projects/speeltuin/issues.json" office:target-frame-name="_top" xlink:show="replace"><text:span text:style-name="T19">https://projektwerk.ucll.be/projects/speeltuin/issues.json</text:span></text:a></text:p>
      <text:p text:style-name="P20"/>
      <text:p text:style-name="Standaard">b. Pas het issue, dat je net gemaakt hebt, aan.</text:p>
      <text:p text:style-name="Standaard"><text:span text:style-name="T21">curl -v -H "Content-Type:application/json" -H "X-Redmine-API-Key:<text:s/></text:span><text:span text:style-name="T22">[PRIV API KEY]</text:span><text:span text:style-name="T23"><text:s/>" -X PUT --data-binary '{"issue":{"subject": "issue aanpassen"}}'<text:s/></text:span><text:a xlink:href="https://projektwerk.ucll.be/issues/2996.json" office:target-frame-name="_top" xlink:show="replace"><text:span text:style-name="T24">https://projektwerk.ucll.be/issues/2996.json</text:span></text:a></text:p>
      <text:p text:style-name="P25"/>
      <text:p text:style-name="Standaard">c. Verwijder het issue, dat je net gemaakt hebt.</text:p>
      <text:p text:style-name="Standaard"><text:span text:style-name="T26">curl -v -H "Content-Type:application/json" -H "X-Redmine-API-Key:<text:s/></text:span><text:span text:style-name="T27">[PRIV API KEY]<text:s/></text:span><text:span text:style-name="T28">" -X DELETE<text:s/></text:span><text:a xlink:href="https://projektwerk.ucll.be/issues/2996.json" office:target-frame-name="_top" xlink:show="replace"><text:span text:style-name="T29">https://projektwerk.ucll.be/issues/2996.json</text:span></text:a></text:p>
      <text:p text:style-name="P30"/>
      <text:p text:style-name="Standaard">4. Nu voor echt. Maak een issue aan in je groepsproject. Namelijk je taak van vorige week.</text:p>
      <text:p text:style-name="Standaard"><text:span text:style-name="T31">curl -v -H "Content-Type:application/json" -H "X-Redmine-API-Key:<text:s/></text:span><text:span text:style-name="T32">[PRIV API KEY]</text:span><text:span text:style-name="T33"><text:s/></text:span><text:span text:style-name="T34">" -X POST --data-binary '{"issue":{"subject": "</text:span><text:span text:style-name="T35">issue verkenningsopdracht</text:span><text:span text:style-name="T36">","description":"<text:s/></text:span><text:span text:style-name="T37">issue</text:span><text:span text:style-name="T38"><text:s/></text:span><text:span text:style-name="T39">v</text:span><text:span text:style-name="T40">erkinningsopdracht","assigned_to_id":<text:s/></text:span><text:span text:style-name="T41">1949</text:span><text:span text:style-name="T42">,"start_date": "2022-10-</text:span><text:span text:style-name="T43">18</text:span><text:span text:style-name="T44">","due_date":"2022-10-</text:span><text:span text:style-name="T45">25</text:span><text:span text:style-name="T46">","estimated_hours":</text:span><text:span text:style-name="T47">3</text:span><text:span text:style-name="T48">}}'<text:s/></text:span><text:a xlink:href="https://projektwerk.ucll.be/projects/soa_herfst22_sports/issues.json" office:target-frame-name="_top" xlink:show="replace"><text:span text:style-name="T49">https://projektwerk.ucll.be/projects/soa_herfst22_sports/issues.json</text:span></text:a></text:p>
      <text:p text:style-name="P50"/>
      <text:p text:style-name="Standaard">5. Werk de status van deze taak gepast bij indien van toepassing.</text:p>
      <text:p text:style-name="Standaard"><text:span text:style-name="T51">curl -v -H "Content-Type:application/json" -H "X-Redmine-API-Key:<text:s/></text:span><text:span text:style-name="T52">[PRIV API KEY] "</text:span><text:span text:style-name="T53"><text:s/>-X PUT --data-binary '{"issue":{"status_id":</text:span><text:span text:style-name="T54">1</text:span><text:span text:style-name="T55">}}'</text:span><text:span text:style-name="T56"><text:s/></text:span><text:a xlink:href="https://projektwerk.ucll.be/issues/3001.json" office:target-frame-name="_top" xlink:show="replace"><text:span text:style-name="T57">https://projektwerk.ucll.be/issues/</text:span><text:bookmark-start text:name="_Hlt117010443"/><text:bookmark-start text:name="_Hlt117010444"/><text:span text:style-name="T58">3</text:span><text:bookmark-end text:name="_Hlt117010443"/><text:bookmark-end text:name="_Hlt117010444"/><text:span text:style-name="T59">001.json</text:span></text:a></text:p>
      <text:p text:style-name="P60"/>
      <text:p text:style-name="Standaard"/>
      <text:p text:style-name="Standaard"/>
      <text:p text:style-name="Standaard"/>
      <text:soft-page-break/>
      <text:p text:style-name="P61">Practicum<text:s/>gebruik<text:s/>Swagger</text:p>
      <text:p text:style-name="Standaard"><text:span text:style-name="T62">1.</text:span><text:s/>CORS beschikbaar en bruikbaar door swagger-ui van de api?</text:p>
      <text:p text:style-name="Standaard">curl<text:s/><text:a xlink:href="https://petstore.swagger.io/v2/swagger.json" office:target-frame-name="_top" xlink:show="replace"><text:span text:style-name="Hyperlink">https://petstore.swagger.io/v2/swagger.json</text:span></text:a></text:p>
      <text:p text:style-name="Standaard"/>
      <text:p text:style-name="Standaard">2.<text:s/><text:span text:style-name="T63">Opvragen d</text:span><text:span text:style-name="T64">ata</text:span></text:p>
      <text:p text:style-name="Standaard">curl -X 'GET' <text:s text:c="2"/>'https://petstore.swagger.io/v2/pet/1' <text:s text:c="2"/>-H 'accept: application/json'</text:p>
      <text:p text:style-name="Standaard"/>
      <text:p text:style-name="Standaard">3.<text:span text:style-name="T65"><text:s/></text:span><text:span text:style-name="T66">Aanmaken data (eventueel via api-sleutel)</text:span></text:p>
      <text:p text:style-name="P67">curl -X 'POST' <text:s text:c="2"/>'https://petstore.swagger.io/v2/pet' <text:s text:c="2"/>-H 'accept: application/json' <text:s text:c="2"/>-H 'Content-Type: application/json' <text:s text:c="2"/>-d '{</text:p>
      <text:p text:style-name="P68"><text:s text:c="2"/>"id":<text:s/>1,</text:p>
      <text:p text:style-name="P69"><text:s text:c="2"/>"category": {</text:p>
      <text:p text:style-name="P70"><text:s text:c="4"/>"id": 0,</text:p>
      <text:p text:style-name="P71"><text:s text:c="4"/>"name": "string"</text:p>
      <text:p text:style-name="P72"><text:s text:c="2"/>},</text:p>
      <text:p text:style-name="P73"><text:s text:c="2"/>"name": "doggie",</text:p>
      <text:p text:style-name="P74"><text:s text:c="2"/>"photoUrls": [</text:p>
      <text:p text:style-name="P75"><text:s text:c="4"/>"string"</text:p>
      <text:p text:style-name="P76"><text:s text:c="2"/>],</text:p>
      <text:p text:style-name="P77"><text:s text:c="2"/>"tags": [</text:p>
      <text:p text:style-name="P78"><text:s text:c="4"/>{</text:p>
      <text:p text:style-name="P79"><text:s text:c="6"/>"id": 0,</text:p>
      <text:p text:style-name="P80"><text:s text:c="6"/>"name": "string"</text:p>
      <text:p text:style-name="P81"><text:s text:c="4"/>}</text:p>
      <text:p text:style-name="P82"><text:s text:c="2"/>],</text:p>
      <text:p text:style-name="P83"><text:s text:c="2"/>"status": "available"</text:p>
      <text:p text:style-name="P84">}'</text:p>
      <text:p text:style-name="Standaard">4.<text:s/>Aanpassen data (eventueel via api-sleutel)</text:p>
      <text:p text:style-name="Standaard">curl -X 'POST' <text:s text:c="2"/>'https://petstore.swagger.io/v2/pet/<text:span text:style-name="T85">1</text:span>' <text:s text:c="2"/>-H 'accept: application/json' <text:s text:c="2"/>-H 'Content-Type: application/x-www-form-urlencoded' <text:s text:c="2"/>-d 'name=viktor&amp;status=test'</text:p>
      <text:p text:style-name="Standaard">5.<text:s/>Verwijderen data (eventueel via api-sleutel)</text:p>
      <text:p text:style-name="Standaard">curl -X 'DELETE' 'https://petstore.swagger.io/v2/pet/1' -H 'accept: application/json'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LJ Wolfsdonk</meta:initial-creator>
    <dc:creator>Viktor Van Steenweghen</dc:creator>
    <meta:creation-date>2022-10-18T15:36:00Z</meta:creation-date>
    <dc:date>2022-10-18T16:42:00Z</dc:date>
    <meta:template xlink:href="Normal.dotm" xlink:type="simple"/>
    <meta:editing-cycles>7</meta:editing-cycles>
    <meta:editing-duration>PT2400S</meta:editing-duration>
    <meta:document-statistic meta:page-count="3" meta:paragraph-count="6" meta:word-count="520" meta:character-count="3374" meta:row-count="23" meta:non-whitespace-character-count="2860"/>
  </office:meta>
</office:document-meta>
</file>